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8931in"/>
    </style:style>
    <style:style style:name="Table1.B" style:family="table-column">
      <style:table-column-properties style:column-width="4.0319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Heading_20_2">
      <style:paragraph-properties fo:keep-with-next="always"/>
    </style:style>
    <style:style style:name="P4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color="#1ecfb8" loext:opacity="100%" fo:font-size="24pt"/>
    </style:style>
    <style:style style:name="T2" style:family="text">
      <style:text-properties fo:color="#1ecb8a" loext:opacity="100%"/>
    </style:style>
    <style:style style:name="T3" style:family="text">
      <style:text-properties fo:color="#1ecb8a" loext:opacity="100%" fo:font-size="12pt"/>
    </style:style>
    <style:style style:name="T4" style:family="text">
      <style:text-properties fo:color="#19ceaa" loext:opacity="100%"/>
    </style:style>
    <style:style style:name="T5" style:family="text">
      <style:text-properties fo:color="#19ceaa" loext:opacity="100%" fo:font-size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Emphasis"><text:span text:style-name="T1">CICLO DE VIDA EVOLUTIVO</text:span></text:span></text:span></text:h>
      <text:p text:style-name="P1">En este modelo los requerimientos del usuario pueden cambiar en cualquier momento.<text:line-break/><text:line-break/>La práctica nos demuestra que obtener todos los requerimientos al comienzo del proyecto es muy difícil; no solo por la dificultad de el usuario transmitir su idea, sino porque  los requerimientos evolucionan durante el desarrollo y de esta manera, surgen nuevos requerimientos a cumplir. <text:line-break/><text:line-break/>El sistema es entonces desarrollado, los usuarios lo usan, y proveen retroalimentación a los desarrolladores. Basada en esta retroalimentación, la especificación de requerimientos es actualizada, y una segunda versión del producto es desarrollada y desplegada. El proceso se repite indefinidamente.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Emphasis"><text:span text:style-name="Strong_20_Emphasis"><text:span text:style-name="T2">                                             </text:span></text:span></text:span><text:span text:style-name="Emphasis"><text:span text:style-name="Strong_20_Emphasis"><text:span text:style-name="T3">VENTAJAS:</text:span></text:span></text:span><text:line-break/><text:line-break/>*Este modelo puede ser cambiado en cualquier momento.<text:line-break/>*Es muy útil cuando desconocemos la mayoría de las solicitudes iniciales o cuando los requerimientos no están completos.</text:p>
          </table:table-cell>
          <table:table-cell table:style-name="Table1.A1" office:value-type="string">
            <text:p text:style-name="P2"><text:span text:style-name="Emphasis"><text:span text:style-name="Strong_20_Emphasis"><text:span text:style-name="T4">                                       </text:span></text:span></text:span><text:span text:style-name="Emphasis"><text:span text:style-name="Strong_20_Emphasis"><text:span text:style-name="T5">DESVENTAJAS:</text:span></text:span></text:span><text:line-break/><text:line-break/>*Modelo evolutivo asume que las necesidades no son completamente conocidos al inicio del proyecto.<text:line-break/>*El desarrollo de software en forma evolutiva requiere un especial cuidado en la manipulación de documentos, programas, etc. desarrollados para distintas versiones del software.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3" text:outline-level="2"><text:span text:style-name="Emphasis"><text:span text:style-name="T1">CICLO DE VIDA EN ESPIRAL</text:span></text:span></text:h>
      <text:p text:style-name="P1">Boehm, ideó y promulgó un modelo desde un enfoque distinto al tradicional en Cascada: El Modelo Evolutivo Espiral. Su Modelo de Ciclo de Vida en Espiral tiene en cuenta fuertemente el riesgo que aparece a la hora de desarrollar software. Para ello, se comienza mirando las posibles alternativas de desarrollo, se opta por la de riesgo más asumible y se hace un ciclo de la espiral. Si el cliente quiere seguir haciendo mejoras en el software, se vuelve a evaluar las distintas nuevas alternativas y riesgos y se realiza otra vuelta de la espiral, así hasta que llegue un momento en el que el producto software desarrollado sea aceptado y no necesite seguir mejorándose con otro nuevo ciclo.<text:line-break/><text:line-break/><text:line-break/><text:line-break/>El MODELO en espiral, propuesto originalmente por BOEHM en 1976, es un modelo de proceso de software evolutivo donde se conjuga la naturaleza de construcción de prototipos con los aspectos controlados y sistemáticos del MODELO LINEAL y SECUENCIAL. Proporciona el potencial para el desarrollo rápido de versiones incrementales del software que no se basa en fases claramente definidas y separadas para crear un sistema.<text:line-break/><text:soft-page-break/><text:line-break/>En el modelo espiral, el software se desarrolla en una serie de versiones incrementales. Durante las primeras iteraciones la versión incremental podría ser un modelo en papel o un prototipo, durante las últimas iteraciones se producen versiones cada vez más completas del sistema diseñado.<text:line-break/><text:line-break/>EL modelo en espiral se divide en un número de actividades de marco de trabajo, también llamadas REGIONES DE TAREAS , Cada una de las regiones están compuestas por un conjunto de tareas del trabajo llamado CONJUNTO DE TAREAS que se adaptan a las características del proyecto que va a emprenderse en todos los casos se aplican actividades de protección.<text:line-break/><text:line-break/>El modelo espiral tuvo varias modificaciones que son:</text:p>
      <text:list text:style-name="L1">
        <text:list-item>
          <text:p text:style-name="P4">Modelo Original de Boehm.</text:p>
        </text:list-item>
        <text:list-item>
          <text:p text:style-name="P4">Modelo Tipico de Seis Regiones.</text:p>
        </text:list-item>
        <text:list-item>
          <text:p text:style-name="P5">Modelo WINWI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1:59:10.156369251</meta:creation-date>
    <dc:date>2025-09-26T12:00:53.668667008</dc:date>
    <meta:editing-duration>PT1M44S</meta:editing-duration>
    <meta:editing-cycles>1</meta:editing-cycles>
    <meta:document-statistic meta:table-count="1" meta:image-count="0" meta:object-count="0" meta:page-count="2" meta:paragraph-count="9" meta:word-count="479" meta:character-count="3164" meta:non-whitespace-character-count="2600"/>
    <meta:generator>LibreOffice/25.8.1.1$Linux_X86_64 LibreOffice_project/580$Build-1</meta:generator>
  </office:meta>
</office:document-meta>
</file>